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6.19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85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est Name</text:p>
          </table:table-cell>
          <table:table-cell table:style-name="ce9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Event Handlers and Idle disconnec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-Database Transactio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 of ISQ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BDataset: Locate, Bookmark and Lookup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 use of Services Connec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 of ISQLMonitor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and read from Employee Database with ISQLMonitor and external monito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BStored Proc with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BTable in master/detail relationship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IBDataset test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ched Update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BDataset Master/Detail Queries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BUpdateSQL Tests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g Dataset test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BUpdate Tests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literation Tes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B Parser Tests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IBTable Tests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8" table:default-cell-style-name="ce10"/>
        <table:table-column table:style-name="co1" table:number-columns-repeated="99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01</text:p>
          </table:table-cell>
          <table:table-cell table:style-name="ce1" office:value-type="string" calcext:value-type="string">
            <text:p>Test 02</text:p>
          </table:table-cell>
          <table:table-cell table:style-name="ce1" office:value-type="string" calcext:value-type="string">
            <text:p>Test 03</text:p>
          </table:table-cell>
          <table:table-cell table:style-name="ce1" office:value-type="string" calcext:value-type="string">
            <text:p>Test 04</text:p>
          </table:table-cell>
          <table:table-cell table:style-name="ce1" office:value-type="string" calcext:value-type="string">
            <text:p>Test 05</text:p>
          </table:table-cell>
          <table:table-cell table:style-name="ce1" office:value-type="string" calcext:value-type="string">
            <text:p>Test 06</text:p>
          </table:table-cell>
          <table:table-cell table:style-name="ce1" office:value-type="string" calcext:value-type="string">
            <text:p>Test 07</text:p>
          </table:table-cell>
          <table:table-cell table:style-name="ce1" office:value-type="string" calcext:value-type="string">
            <text:p>Test 08</text:p>
          </table:table-cell>
          <table:table-cell table:style-name="ce1" office:value-type="string" calcext:value-type="string">
            <text:p>Test 0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3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5</text:p>
          </table:table-cell>
          <table:table-cell table:style-name="ce1" office:value-type="string" calcext:value-type="string">
            <text:p>Test 16</text:p>
          </table:table-cell>
          <table:table-cell table:style-name="ce1" office:value-type="string" calcext:value-type="string">
            <text:p>Test 17</text:p>
          </table:table-cell>
          <table:table-cell table:style-name="ce1" office:value-type="string" calcext:value-type="string">
            <text:p>Test 18</text:p>
          </table:table-cell>
          <table:table-cell table:style-name="ce1" office:value-type="string" calcext:value-type="string">
            <text:p>Test 19</text:p>
          </table:table-cell>
          <table:table-cell table:style-name="ce1" office:value-type="string" calcext:value-type="string">
            <text:p>Test 20</text:p>
          </table:table-cell>
          <table:table-cell table:style-name="ce1" office:value-type="string" calcext:value-type="string">
            <text:p>Test 21</text:p>
          </table:table-cell>
          <table:table-cell table:style-name="ce1" office:value-type="string" calcext:value-type="string">
            <text:p>Test 22</text:p>
          </table:table-cell>
          <table:table-cell table:style-name="ce1" office:value-type="string" calcext:value-type="string">
            <text:p>Test 23</text:p>
          </table:table-cell>
          <table:table-cell table:style-name="ce1" office:value-type="string" calcext:value-type="string">
            <text:p>Test 24</text:p>
          </table:table-cell>
          <table:table-cell table:style-name="ce1" office:value-type="string" calcext:value-type="string">
            <text:p>Test 25</text:p>
          </table:table-cell>
          <table:table-cell table:style-name="ce1" office:value-type="string" calcext:value-type="string">
            <text:p>Test 30</text:p>
          </table:table-cell>
          <table:table-cell table:style-name="ce1" table:number-columns-repeated="2"/>
          <table:table-cell table:style-name="ce8" table:number-columns-repeated="992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AP2];&quot;X&quot; )" office:value-type="float" office:value="24" calcext:value-type="float">
            <text:p>24</text:p>
          </table:table-cell>
          <table:table-cell table:number-columns-repeated="16" office:value-type="string" calcext:value-type="string">
            <text:p>X</text:p>
          </table:table-cell>
          <table:table-cell table:number-columns-repeated="6" table:style-name="ce1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AP3];&quot;X&quot; )" office:value-type="float" office:value="19" calcext:value-type="float">
            <text:p>19</text:p>
          </table:table-cell>
          <table:table-cell table:number-columns-repeated="11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AP4];&quot;X&quot; 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AP5];&quot;X&quot; )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AP6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AP7];&quot;X&quot; )" office:value-type="float" office:value="16" calcext:value-type="float">
            <text:p>16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AP8];&quot;X&quot; )" office:value-type="float" office:value="16" calcext:value-type="float">
            <text:p>16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AP9];&quot;X&quot; )" office:value-type="float" office:value="24" calcext:value-type="float">
            <text:p>24</text:p>
          </table:table-cell>
          <table:table-cell table:number-columns-repeated="8" office:value-type="string" calcext:value-type="string">
            <text:p>X</text:p>
          </table:table-cell>
          <table:table-cell/>
          <table:table-cell table:number-columns-repeated="1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AP1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ore/After connect events</text:p>
          </table:table-cell>
          <table:table-cell table:formula="of:=COUNTIF([.E11:.AP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AP1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AP1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AP14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SQL Downgrade event</text:p>
          </table:table-cell>
          <table:table-cell table:formula="of:=COUNTIF([.E15:.AP15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AP1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AP17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7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8:.AP18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8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19:.AP19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9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0:.AP20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0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1:.AP21];&quot;X&quot; )" office:value-type="float" office:value="11" calcext:value-type="float">
            <text:p>11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2:.AP22];&quot;X&quot; )" office:value-type="float" office:value="14" calcext:value-type="float">
            <text:p>1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3:.AP23];&quot;X&quot; )" office:value-type="float" office:value="19" calcext:value-type="float">
            <text:p>19</text:p>
          </table:table-cell>
          <table:table-cell table:number-columns-repeated="14" office:value-type="string" calcext:value-type="string">
            <text:p>X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4:.AP24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5:.AP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6:.AP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7:.AP27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8:.AP28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29:.AP2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0:.AP3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1:.AP3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1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2:.AP32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2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3:.AP3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4:.AP3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5:.AP3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5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6:.AP36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36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7:.AP37];&quot;X&quot; )"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8:.AP38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39:.AP39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Exec Insert/Update</text:p>
          </table:table-cell>
          <table:table-cell table:formula="of:=COUNTIF([.E40:.AP40];&quot;X&quot; )"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Insert/Update Query Returning</text:p>
          </table:table-cell>
          <table:table-cell table:formula="of:=COUNTIF([.E41:.AP41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2:.AP42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3:.AP4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4:.AP44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5:.AP45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5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6:.AP4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6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7:.AP47];&quot;X&quot; 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47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8:.AP48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49:.AP49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50:.AP50];&quot;X&quot; )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1:.AP51];&quot;X&quot; 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2:.AP52];&quot;X&quot; 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3:.AP53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4:.AP54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5:.AP55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6:.AP56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7:.AP57];&quot;X&quot; 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8:.AP5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59:.AP59];&quot;X&quot; 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60:.AP60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1:.AP61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2:.AP62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3:.AP63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4:.AP6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Update</text:p>
          </table:table-cell>
          <table:table-cell table:formula="of:=COUNTIF([.E65:.AP65];&quot;X&quot; )" office:value-type="float" office:value="4" calcext:value-type="float">
            <text:p>4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6:.AP66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7:.AP67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8:.AP68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69:.AP69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70:.AP7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1:.AP7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2:.AP72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3:.AP73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4:.AP74];&quot;X&quot; )"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5:.AP75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Master/Detail with delay</text:p>
          </table:table-cell>
          <table:table-cell table:formula="of:=COUNTIF([.E76:.AP76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7:.AP77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8:.AP78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79:.AP79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80:.AP8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1:.AP8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2:.AP82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3:.AP83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4:.AP84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5:.AP85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Client side Filtered Dataset</text:p>
          </table:table-cell>
          <table:table-cell table:formula="of:=COUNTIF([.E86:.AP86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Server side Filtered Dataset</text:p>
          </table:table-cell>
          <table:table-cell table:formula="of:=COUNTIF([.E87:.AP87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7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8:.AP8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8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89:.AP89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9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90:.AP90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0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91:.AP91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2:.AP92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3:.AP93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4:.AP94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5:.AP95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96:.AP96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97:.AP97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7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98:.AP98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98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99:.AP99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Exec Procedure with results</text:p>
          </table:table-cell>
          <table:table-cell table:formula="of:=COUNTIF([.E100:.AP100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0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1:.AP101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1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2:.AP102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2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3:.AP103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4:.AP104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4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5:.AP105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5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06:.AP106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07:.AP107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08:.AP108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8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09:.AP109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09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0:.AP110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1:.AP111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1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2:.AP112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12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3:.AP11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Read Boolean</text:p>
          </table:table-cell>
          <table:table-cell table:formula="of:=COUNTIF([.E114:.AP114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4</text:p>
          </table:table-cell>
          <table:table-cell/>
          <table:table-cell office:value-type="string" calcext:value-type="string">
            <text:p>Write Boolean</text:p>
          </table:table-cell>
          <table:table-cell table:formula="of:=COUNTIF([.E115:.AP115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5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16:.AP11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17:.AP11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18:.AP11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19:.AP11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0:.AP120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1:.AP121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Write String WIN 1252</text:p>
          </table:table-cell>
          <table:table-cell table:formula="of:=COUNTIF([.E122:.AP122];&quot;X&quot; )" office:value-type="float" office:value="1" calcext:value-type="float">
            <text:p>1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3:.AP12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4:.AP12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5:.AP125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6:.AP12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7:.AP127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28:.AP12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29:.AP12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0:.AP13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1:.AP13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2:.AP132];&quot;X&quot; 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3:.AP133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4:.AP13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5:.AP13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6:.AP13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7:.AP13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38:.AP1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39:.AP13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0:.AP14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1:.AP14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2:.AP14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3:.AP14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4:.AP1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5:.AP14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46:.AP14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6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7:.AP147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47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48:.AP148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48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49:.AP149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0:.AP150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1:.AP151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2:.AP152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3:.AP153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4:.AP154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5:.AP155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56:.AP156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57:.AP157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Grants</text:p>
          </table:table-cell>
          <table:table-cell table:formula="of:=COUNTIF([.E158:.AP158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59:.AP15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0:.AP16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Extract Data</text:p>
          </table:table-cell>
          <table:table-cell table:formula="of:=COUNTIF([.E161:.AP16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1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reate Database</text:p>
          </table:table-cell>
          <table:table-cell table:formula="of:=COUNTIF([.E162:.AP162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3:.AP163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63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4:.AP16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5:.AP16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66:.AP166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67:.AP167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68:.AP16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69:.AP169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SET Statement Processing</text:p>
          </table:table-cell>
          <table:table-cell table:formula="of:=COUNTIF([.E170:.AP170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Use other Line Terminator</text:p>
          </table:table-cell>
          <table:table-cell table:formula="of:=COUNTIF([.E171:.AP171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2:.AP17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3:.AP17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4:.AP1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5:.AP175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76:.AP17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77:.AP17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78:.AP17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8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79:.AP17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79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80:.AP180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80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1:.AP181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182:.AP18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3:.AP18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4:.AP184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5:.AP18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86:.AP18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Show Server Properties</text:p>
          </table:table-cell>
          <table:table-cell table:formula="of:=COUNTIF([.E187:.AP18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Show Server Log</text:p>
          </table:table-cell>
          <table:table-cell table:formula="of:=COUNTIF([.E188:.AP18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89:.AP18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Show Database Online Status</text:p>
          </table:table-cell>
          <table:table-cell table:formula="of:=COUNTIF([.E190:.AP19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91:.AP19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92:.AP19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Database Sweep</text:p>
          </table:table-cell>
          <table:table-cell table:formula="of:=COUNTIF([.E193:.AP19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94:.AP19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95:.AP19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96:.AP1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97:.AP19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198:.AP1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199:.AP19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Activate Shadown</text:p>
          </table:table-cell>
          <table:table-cell table:formula="of:=COUNTIF([.E200:.AP2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201:.AP20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202:.AP20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2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203:.AP20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204:.AP20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205:.AP20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06:.AP2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07:.AP20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08:.AP20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8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09:.AP209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09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10:.AP210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0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11:.AP211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1</text:p>
          </table:table-cell>
          <table:table-cell/>
          <table:table-cell office:value-type="string" calcext:value-type="string">
            <text:p>Monitor Prepare/Execute/Fetch</text:p>
          </table:table-cell>
          <table:table-cell table:formula="of:=COUNTIF([.E212:.AP212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2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13:.AP213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14:.AP214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15:.AP215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5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16:.AP216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17:.AP217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Monitor Separate Process</text:p>
          </table:table-cell>
          <table:table-cell table:formula="of:=COUNTIF([.E218:.AP218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8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19:.AP219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19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20:.AP220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0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21:.AP22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22:.AP22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2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ting Personal Database</text:p>
          </table:table-cell>
          <table:table-cell table:formula="of:=COUNTIF([.E223:.AP22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3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24:.AP224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24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25:.AP22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5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26:.AP226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26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27:.AP227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27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28:.AP22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8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29:.AP22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9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30:.AP23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3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09:49:44.051824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29:36.950736686</meta:creation-date>
    <meta:generator>LibreOffice/6.0.7.3$Linux_X86_64 LibreOffice_project/00m0$Build-3</meta:generator>
    <dc:date>2020-10-12T13:57:15.151135871</dc:date>
    <meta:editing-duration>P1DT12H10M13S</meta:editing-duration>
    <meta:editing-cycles>65</meta:editing-cycles>
    <meta:document-statistic meta:table-count="2" meta:cell-count="1326" meta:object-count="0"/>
  </office:meta>
</office:document-meta>
</file>